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115" officeooo:paragraph-rsid="00058115"/>
    </style:style>
    <style:style style:name="P2" style:family="paragraph" style:parent-style-name="Standard">
      <style:text-properties officeooo:paragraph-rsid="00058115"/>
    </style:style>
    <style:style style:name="P3" style:family="paragraph" style:parent-style-name="Standard">
      <style:text-properties officeooo:rsid="0005a717" officeooo:paragraph-rsid="0005a717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058115"/>
    </style:style>
    <style:style style:name="T2" style:family="text">
      <style:text-properties officeooo:rsid="0005a7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 PROJECT</text:p>
      <text:p text:style-name="P3"/>
      <text:p text:style-name="P2"><text:span text:style-name="T2">Installations</text:span></text:p>
      <text:p text:style-name="P2">Install Tessarat OCR system by issuing following command:</text:p>
      <text:p text:style-name="P4"> [stextbox id=”grey”]$ sudo apt-get -s install tesseract-ocr[/stextbox]</text:p>
      <text:p text:style-name="P4">Install image-manipulation tool Imagemagick using the command:</text:p>
      <text:p text:style-name="P4"> [stextbox id=”grey”]$ sudo apt-get install imagemagick[/stextbox]</text:p>
      <text:p text:style-name="P4">Install fswebcam to get pictures from the webcam using the command:</text:p>
      <text:p text:style-name="P4"> [stextbox id=”grey”]$ sudo apt-get install fswebcam[/stextbox]</text:p>
      <text:p text:style-name="P4">To install sound on Raspi, install alsa sound utilities using the command below:</text:p>
      <text:p text:style-name="P4"> [stextbox id=”grey”]$ sudo apt-get install alsa-utils[/stextbox]</text:p>
      <text:p text:style-name="P4">Edit the modules file at /etc/modules using nano editor.</text:p>
      <text:p text:style-name="P4"> [stextbox id=”grey”]$ sudo nano /etc/modules[/stextbox]</text:p>
      <text:p text:style-name="P4">Then, save the file by clicking ctrl+o and exit with ctrl+x.</text:p>
      <text:p text:style-name="P4">Now, install mplayer audio movie player using the command:</text:p>
      <text:p text:style-name="P4"> [stextbox id=”grey”]$ sudo apt-get install mplayer[/stextbox]</text:p>
      <text:p text:style-name="P4">Once you have completed all the steps mentioned above, install Festival text-to-speech software using the command:</text:p>
      <text:p text:style-name="P4"> [stextbox id=”grey”]$ sudo apt-get install festival[/stextbox]</text:p>
      <text:p text:style-name="P4">Run see.py by issuing the following command:</text:p>
      <text:p text:style-name="P4"> [stextbox id=”grey”]$sudo python see.py[/stextbox]</text:p>
      <text:p text:style-name="P4">see.py runs indefinitely to get input from the user.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1:13:59.951962171</meta:creation-date>
    <dc:date>2018-12-06T11:29:09.753561867</dc:date>
    <meta:editing-duration>PT15M1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49" meta:character-count="1172" meta:non-whitespace-character-count="1035"/>
  </office:meta>
</office:document-meta>
</file>